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Weather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Clea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rtly Cloudy 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Overcast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Mostly Cloudy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cattered Clouds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Light/Heavy] Drizz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Light/Heavy] Ra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Light/Heavy] Sno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Light/Heavy] Snow Grai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Light/Heavy] Ice Crysta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Light/Heavy] Ice Pell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Light/Heavy] H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Light/Heavy] M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Light/Heavy] Fo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Light/Heavy] Fog Patch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Light/Heavy] Smok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Light/Heavy] Volcanic As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Light/Heavy] Widespread Du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Light/Heavy] S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Light/Heavy] Haz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Light/Heavy] Spr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Light/Heavy] Dust Whir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Light/Heavy] Sandstor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Light/Heavy] Low Drifting Sno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[Light/Heavy] Low Drifting Widespread Du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Light/Heavy] Low Drifting Sa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Light/Heavy] Blowing Sno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[Light/Heavy] Blowing Widespread Du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Light/Heavy] Blowing Sa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Light/Heavy] Rain Mi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Light/Heavy] Rain Show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Light/Heavy] Snow Shower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[Light/Heavy] Snow Blowing Snow Mi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Light/Heavy] Ice Pellet Show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Light/Heavy] Hail Show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Light/Heavy] Small Hail Show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Light/Heavy] Thunderstor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[Light/Heavy] Thunderstorms and Rai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[Light/Heavy] Thunderstorms and Sno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[Light/Heavy] Thunderstorms and Ice Pellet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[Light/Heavy] Thunderstorms with Hai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[Light/Heavy] Thunderstorms with Small Ha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Light/Heavy] Freezing Drizz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Light/Heavy] Freezing Ra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Light/Heavy] Freezing F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ches of F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llow F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al F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c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ly Clou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tly Clou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ttered Clou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H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nel Clou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known Precipi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/>
          <table:table-cell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6:10:16.369025658</meta:creation-date>
    <dc:date>2017-07-04T17:59:21.676172316</dc:date>
    <meta:editing-duration>PT38M35S</meta:editing-duration>
    <meta:editing-cycles>1</meta:editing-cycles>
    <meta:generator>LibreOffice/5.2.7.2$Linux_X86_64 LibreOffice_project/20$Build-2</meta:generator>
    <meta:document-statistic meta:table-count="1" meta:cell-count="65" meta:object-count="0"/>
  </office:meta>
</office:document-meta>
</file>